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paragraph-properties fo:text-align="center" style:justify-single-word="false"/>
      <style:text-properties style:text-underline-style="none"/>
    </style:style>
    <style:style style:name="P3" style:family="paragraph" style:parent-style-name="Standard">
      <style:paragraph-properties fo:break-before="page"/>
      <style:text-properties style:text-underline-style="none"/>
    </style:style>
    <style:style style:name="P4" style:family="paragraph" style:parent-style-name="Standard" style:list-style-name="L1">
      <style:text-properties fo:color="#000000" style:text-underline-style="none"/>
    </style:style>
    <style:style style:name="P5" style:family="paragraph" style:parent-style-name="Standard" style:list-style-name="L2">
      <style:text-properties style:text-underline-style="none"/>
    </style:style>
    <style:style style:name="P6" style:family="paragraph" style:parent-style-name="Standard" style:list-style-name="L3">
      <style:text-properties style:text-underline-style="none"/>
    </style:style>
    <style:style style:name="P7" style:family="paragraph" style:parent-style-name="Standard" style:list-style-name="L4">
      <style:text-properties style:text-underline-style="none"/>
    </style:style>
    <style:style style:name="P8" style:family="paragraph" style:parent-style-name="Standard" style:list-style-name="L5">
      <style:text-properties style:text-underline-style="none"/>
    </style:style>
    <style:style style:name="P9" style:family="paragraph" style:parent-style-name="Standard" style:list-style-name="L6">
      <style:text-properties style:text-underline-style="none"/>
    </style:style>
    <style:style style:name="P10" style:family="paragraph" style:parent-style-name="Standard" style:list-style-name="L7">
      <style:text-properties style:text-underline-style="none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freveiw Outline</text:p>
      <text:p text:style-name="P1"/>
      <text:p text:style-name="P1">Introduction</text:p>
      <text:list xml:id="list1805304708936442111" text:style-name="L1">
        <text:list-item>
          <text:p text:style-name="P4">Start off with discussing the importance and novelty of DF's work</text:p>
          <text:list>
            <text:list-item>
              <text:p text:style-name="P4">Why beneficial mutations?</text:p>
              <text:list>
                <text:list-item>
                  <text:p text:style-name="P4">They haven't been studied as much as deleterious and neutral mutations</text:p>
                  <text:list>
                    <text:list-item>
                      <text:p text:style-name="P4">review some key past theory and experiments</text:p>
                    </text:list-item>
                  </text:list>
                </text:list-item>
                <text:list-item>
                  <text:p text:style-name="P4">They are responsible for long-term adaptation</text:p>
                  <text:list>
                    <text:list-item>
                      <text:p text:style-name="P4">review some key past theory and experiments</text:p>
                    </text:list-item>
                    <text:list-item>
                      <text:p text:style-name="P4">how is this related to you research?</text:p>
                    </text:list-item>
                  </text:list>
                </text:list-item>
              </text:list>
            </text:list-item>
            <text:list-item>
              <text:p text:style-name="P4">What is the focus of this paper?</text:p>
              <text:list>
                <text:list-item>
                  <text:p text:style-name="P4">What is the biological question that is being addressed in this paper?</text:p>
                </text:list-item>
                <text:list-item>
                  <text:p text:style-name="P4">What is being modeled and how does that relate to the question?</text:p>
                  <text:list>
                    <text:list-item>
                      <text:p text:style-name="P4">verbal assumptions, but no parameter details</text:p>
                    </text:list-item>
                    <text:list-item>
                      <text:p text:style-name="P4">biological applications and relationship to your research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The basic model</text:p>
      <text:list xml:id="list9114960401958993281" text:style-name="L2">
        <text:list-item>
          <text:p text:style-name="P5">What are the parameters and key biological relationships (BRIEF, HEURISTIC)</text:p>
          <text:list>
            <text:list-item>
              <text:p text:style-name="P5">discuss the parameters and some basic definitions</text:p>
            </text:list-item>
            <text:list-item>
              <text:p text:style-name="P5">discuss fitness classes and how adaptation occurs</text:p>
            </text:list-item>
          </text:list>
        </text:list-item>
        <text:list-item>
          <text:p text:style-name="P5">Introduce the two regimes that can occur in this model (BRIEF, HEURISTIC)</text:p>
          <text:list>
            <text:list-item>
              <text:p text:style-name="P5">What is the qualitative distinction? What is the meaning of strong selection weak mutation and weak selection strong mutation</text:p>
            </text:list-item>
            <text:list-item>
              <text:p text:style-name="P5">what is the qualitative behavior of each</text:p>
            </text:list-item>
          </text:list>
        </text:list-item>
        <text:list-item>
          <text:p text:style-name="P5">Discuss the successional regime (BRIEF, HEURISTIC)</text:p>
          <text:list>
            <text:list-item>
              <text:p text:style-name="P5">Provide details of parameters involved, their relative strengths</text:p>
            </text:list-item>
            <text:list-item>
              <text:p text:style-name="P5">Mathematical description of the successional regime</text:p>
            </text:list-item>
          </text:list>
        </text:list-item>
        <text:list-item>
          <text:p text:style-name="P5">Discuss the concurrent mutations regime (BRIEF, HEURISTIC)</text:p>
          <text:list>
            <text:list-item>
              <text:p text:style-name="P5">Provide details of parameters involved, their relative strengths</text:p>
            </text:list-item>
            <text:list-item>
              <text:p text:style-name="P5">Mathematical description of the concurrent mutations regime</text:p>
            </text:list-item>
          </text:list>
        </text:list-item>
        <text:list-item>
          <text:p text:style-name="P5">Discuss the regime of interst for the paper (BRIEF, HEURISTIC)</text:p>
          <text:list>
            <text:list-item>
              <text:p text:style-name="P5">The successional regime is trivial, so the focus of the rest of the paper is on the concurrent regime</text:p>
            </text:list-item>
          </text:list>
        </text:list-item>
      </text:list>
      <text:p text:style-name="P1"/>
      <text:p text:style-name="P1">Mutation-selection balance (DETAILED)</text:p>
      <text:list xml:id="list837085642585319793" text:style-name="L3">
        <text:list-item>
          <text:p text:style-name="P6">Discuss the behavior of the nose</text:p>
          <text:list>
            <text:list-item>
              <text:p text:style-name="P6">Follow the </text:p>
            </text:list-item>
          </text:list>
        </text:list-item>
        <text:list-item>
          <text:p text:style-name="P6"/>
        </text:list-item>
      </text:list>
      <text:p text:style-name="P1"/>
      <text:p text:style-name="P1">Deleterious mutations</text:p>
      <text:list xml:id="list5951760564551613960" text:style-name="L4">
        <text:list-item>
          <text:p text:style-name="P7">werw</text:p>
        </text:list-item>
        <text:list-item>
          <text:p text:style-name="P7"/>
        </text:list-item>
      </text:list>
      <text:p text:style-name="P1"/>
      <text:p text:style-name="P1">Varying “s”</text:p>
      <text:list xml:id="list3356717618904933928" text:style-name="L5">
        <text:list-item>
          <text:p text:style-name="P8">werwe</text:p>
        </text:list-item>
        <text:list-item>
          <text:p text:style-name="P8"/>
        </text:list-item>
      </text:list>
      <text:p text:style-name="P1"><text:soft-page-break/></text:p>
      <text:p text:style-name="P1">Conclusion</text:p>
      <text:list xml:id="list4096226897445097461" text:style-name="L6">
        <text:list-item>
          <text:p text:style-name="P9">asfsd</text:p>
        </text:list-item>
        <text:list-item>
          <text:p text:style-name="P9"/>
        </text:list-item>
      </text:list>
      <text:p text:style-name="P1"/>
      <text:p text:style-name="P3">Summary</text:p>
      <text:p text:style-name="P1">Introduction</text:p>
      <text:list xml:id="list3700271792453771887" text:style-name="L7">
        <text:list-item>
          <text:p text:style-name="P10">beneficial mutations are drive long-term adaptation, but they are not as well understood as deleterious and neutral</text:p>
        </text:list-item>
        <text:list-item>
          <text:p text:style-name="P10">successional regime (strong selection weak mutation): between selective sweeps there is one ruling population; usually occurs in small to moderate sized populations</text:p>
        </text:list-item>
        <text:list-item>
          <text:p text:style-name="P10">concurrent mutations regime (strong selection strong mutation): many mutant lineages present simultaneously in population; selection not dominated by drift (Ne&gt;&gt;1/s).</text:p>
          <text:list>
            <text:list-item>
              <text:p text:style-name="P10">ex. Viral populations and simple eukaryotic</text:p>
            </text:list-item>
            <text:list-item>
              <text:p text:style-name="P10">leads to variation in fitness which disappears due to selection acting on it. It is only fueled by new mutations</text:p>
            </text:list-item>
            <text:list-item>
              <text:p text:style-name="P10">goal of article is to understand balance between new mutations and selection</text:p>
            </text:list-item>
          </text:list>
        </text:list-item>
        <text:list-item>
          <text:p text:style-name="P10">SMR and CMR require selection to dominate drift (Ne&gt;&gt;1/s), but with weakly beneficial mutations</text:p>
          <text:list>
            <text:list-item>
              <text:p text:style-name="P10">Note that in small populations (Ne~1/s) so selective forces cannot overcome drift</text:p>
            </text:list-item>
            <text:list-item>
              <text:p text:style-name="P10">in DFs model, drift is only important for tiny minority of population</text:p>
            </text:list-item>
          </text:list>
        </text:list-item>
        <text:list-item>
          <text:p text:style-name="P10"><text:span text:style-name="T1">REMARK:</text:span> Note the difference</text:p>
          <text:list>
            <text:list-item>
              <text:p text:style-name="P10">Ne&gt;&gt;1/s implies selection dominates drift</text:p>
            </text:list-item>
            <text:list-item>
              <text:p text:style-name="P10">s/Ub&gt;&gt;1 implies sweeps occur faster than mutations appear (<text:span text:style-name="T1">heuristic </text:span><text:span text:style-name="T1">← need to check!</text:span>)</text:p>
            </text:list-item>
          </text:list>
        </text:list-item>
        <text:list-item>
          <text:p text:style-name="P10">Two important effects in CMR: </text:p>
          <text:list>
            <text:list-item>
              <text:p text:style-name="P10">clonal interference – occurs when beneficial mutation wasted due to being out-competed by more strongly beneficial mutation</text:p>
            </text:list-item>
            <text:list-item>
              <text:p text:style-name="P10">multiple mutations occur in same lineage before first beneficial mutation fixes</text:p>
            </text:list-item>
          </text:list>
        </text:list-item>
        <text:list-item>
          <text:p text:style-name="P10">Dynamics of evol in CMR important for </text:p>
          <text:list>
            <text:list-item>
              <text:p text:style-name="P10">forming null expectations about experimental, observational and genomic data</text:p>
            </text:list-item>
            <text:list-item>
              <text:p text:style-name="P10">also to have a way of thinking about positive selection when SMR fails to apply: occurs with wide arrays of populations: viruses, and most unicellular organisms</text:p>
            </text:list-item>
          </text:list>
        </text:list-item>
        <text:list-item>
          <text:p text:style-name="P10">CMR idea dates back to Fisher (1930) and Muller (1932) with Fisher-Muller hypothesis for advantage of sex: sexual pops can recombine beneficial mutations and reduces waste of beneficial mutations in asexual pops</text:p>
        </text:list-item>
        <text:list-item>
          <text:p text:style-name="P10">Previous work on CMR</text:p>
          <text:list>
            <text:list-item>
              <text:p text:style-name="P10">Crow Kimura (1965), Bodmer (1970), Maynard Smith (1971): advantages of sex</text:p>
            </text:list-item>
            <text:list-item>
              <text:p text:style-name="P10">Hill Robertson (1966): <text:s/>link diseqiul from multiple linked ben mutations segregating simultaneously</text:p>
            </text:list-item>
            <text:list-item>
              <text:p text:style-name="P10">Barton (1995), Otto Barton (1997,2001), Barton Otto (2005): buildup of link disequil due to mutation and selection and avg effect of recombination on variance of fitness and distruction of link disequil.</text:p>
            </text:list-item>
          </text:list>
        </text:list-item>
        <text:list-item>
          <text:p text:style-name="P10">In this article do not focus on sex or patterns of diversity, but rather present a framework for the concurrent mutations regime. <text:s/>The framework can inform these questions.</text:p>
        </text:list-item>
        <text:list-item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vin Gomez</meta:initial-creator>
    <meta:creation-date>2016-08-27T12:16:21.12</meta:creation-date>
    <meta:generator>OpenOffice/4.1.2$Win32 OpenOffice.org_project/412m3$Build-9782</meta:generator>
    <dc:date>2016-09-01T08:43:14.43</dc:date>
    <meta:editing-duration>PT13H13M27S</meta:editing-duration>
    <meta:editing-cycles>9</meta:editing-cycles>
    <meta:document-statistic meta:table-count="0" meta:image-count="0" meta:object-count="0" meta:page-count="3" meta:paragraph-count="64" meta:word-count="661" meta:character-count="4126"/>
    <dc:creator>Kevin Gomez</dc:creator>
  </office:meta>
</office:document-meta>
</file>